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2. Feature Design Docs</text:h>
      <text:p text:style-name="Text_20_body">This section details the major modular game systems powering Equoria's gameplay and depth. Each is planned with extensibility and real-world breed data integrity in mind. Modules are designed for JSONB-driven backend storage, with real-time UI mapping, competitive balance, and progressive content unlocks.</text:p>
      <text:p text:style-name="Text_20_body"><text:span text:style-name="Strong_20_Emphasis">Point-Based Progression:</text:span></text:p>
      <text:list xml:id="list3568885954" text:style-name="L19">
        <text:list-item>
          <text:p text:style-name="P19">Each horse, rider, and player earns experience or points for actions:</text:p>
          <text:list>
            <text:list-item>
              <text:p text:style-name="P19">Training (discipline-specific XP)</text:p>
            </text:list-item>
            <text:list-item>
              <text:p text:style-name="P19">Show results (based on placement tier and discipline difficulty)</text:p>
            </text:list-item>
            <text:list-item>
              <text:p text:style-name="P19">Rider-horse synergy building</text:p>
            </text:list-item>
            <text:list-item>
              <text:p text:style-name="P19">Legacy and bloodline milestones</text:p>
            </text:list-item>
          </text:list>
        </text:list-item>
        <text:list-item>
          <text:p text:style-name="P19">Points contribute to unlocking content:</text:p>
          <text:list>
            <text:list-item>
              <text:p text:style-name="P19">New training facilities</text:p>
            </text:list-item>
            <text:list-item>
              <text:p text:style-name="P19">Premium competitions</text:p>
            </text:list-item>
            <text:list-item>
              <text:p text:style-name="P19">Stable upgrades</text:p>
            </text:list-item>
            <text:list-item>
              <text:p text:style-name="P19">Cosmetic rewards or unlocks (visual tack, overlays, horse card themes)</text:p>
            </text:list-item>
          </text:list>
        </text:list-item>
      </text:list>
      <text:p text:style-name="Text_20_body">This section details the major modular game systems powering Equoria's gameplay and depth. Each is planned with extensibility and real-world breed data integrity in mind. Modules are designed for JSONB-driven backend storage, with real-time UI mapping, competitive balance, and progressive content unlocks.</text:p>
      <text:h text:style-name="Heading_20_4" text:outline-level="4">A. Genetics System</text:h>
      <text:list xml:id="list2090557083" text:style-name="L20">
        <text:list-item>
          <text:p text:style-name="P20">Fully modular JSON-driven engine; each breed stores its profile as a JSONB object in PostgreSQL</text:p>
        </text:list-item>
        <text:list-item>
          <text:p text:style-name="P20">Supports both visual phenotype and gameplay-linked traits (e.g., temperament, training success rate)</text:p>
        </text:list-item>
        <text:list-item>
          <text:p text:style-name="P20">Breeds can override shade_bias to reflect cultural or registry-specific appearance trends</text:p>
        </text:list-item>
      </text:list>
      <text:p text:style-name="Text_20_body"><text:span text:style-name="Strong_20_Emphasis">Allele Categories:</text:span></text:p>
      <text:list xml:id="list4234905100" text:style-name="L21">
        <text:list-item>
          <text:p text:style-name="P21">Base color: E (Extension), A (Agouti)</text:p>
        </text:list-item>
        <text:list-item>
          <text:p text:style-name="P21">Dilutions: Cr (Cream), Ch (Champagne), D (Dun), Z (Silver), Prl (Pearl), MFSD12 (Mushroom)</text:p>
        </text:list-item>
        <text:list-item>
          <text:p text:style-name="P21">White modifiers: TO, O, SB1, SW1–SW5, W1–W39</text:p>
        </text:list-item>
        <text:list-item>
          <text:p text:style-name="P21">Complex modifiers: LP (Leopard Complex), PATN1</text:p>
        </text:list-item>
        <text:list-item>
          <text:p text:style-name="P21"><text:soft-page-break/>Other: G (Gray), Rn (Roan), Brindle (BR1), EDXW (dominant white variants), Boolean modifiers (sooty, flaxen, pangare, rabicano)</text:p>
        </text:list-item>
      </text:list>
      <text:p text:style-name="Text_20_body"><text:span text:style-name="Strong_20_Emphasis">shade_bias:</text:span></text:p>
      <text:list xml:id="list1671829258" text:style-name="L22">
        <text:list-item>
          <text:p text:style-name="P22">Central to phenotype system; links phenotypeKeyForShade to visual shade weights (e.g., "Palomino" → pale, golden, copper)</text:p>
        </text:list-item>
        <text:list-item>
          <text:p text:style-name="P22">More than 70 entries defined so far</text:p>
        </text:list-item>
      </text:list>
      <text:p text:style-name="Text_20_body"><text:span text:style-name="Strong_20_Emphasis">Engine Logic:</text:span></text:p>
      <text:list xml:id="list629957156" text:style-name="L23">
        <text:list-item>
          <text:p text:style-name="P23"><text:span text:style-name="Source_20_Text">determinePhenotype()</text:span> resolves genotype → phenotypeKeyForShade</text:p>
        </text:list-item>
        <text:list-item>
          <text:p text:style-name="P23">Considers mutations, interactions, disallowed combinations, and gray aging</text:p>
        </text:list-item>
        <text:list-item>
          <text:p text:style-name="P23">Output used to display phenotype name and to weight display color</text:p>
        </text:list-item>
      </text:list>
      <text:p text:style-name="Text_20_body"><text:span text:style-name="Strong_20_Emphasis">Testing Plan:</text:span></text:p>
      <text:list xml:id="list832895961" text:style-name="L24">
        <text:list-item>
          <text:p text:style-name="P24">Cursor-compatible phenotype diagnostic</text:p>
        </text:list-item>
        <text:list-item>
          <text:p text:style-name="P24">Includes check for each major category: dun, cream, champagne, silver, roan, gray, white, LP, and boolean overlays</text:p>
        </text:list-item>
      </text:list>
      <text:p text:style-name="Horizontal_20_Line"/>
      <text:h text:style-name="Heading_20_4" text:outline-level="4">B. Breed Profiles</text:h>
      <text:p text:style-name="Text_20_body"><text:span text:style-name="Strong_20_Emphasis">Data Model Includes:</text:span></text:p>
      <text:list xml:id="list2168771264" text:style-name="L25">
        <text:list-item>
          <text:p text:style-name="P25">allowed_alleles</text:p>
        </text:list-item>
        <text:list-item>
          <text:p text:style-name="P25">disallowed_combinations (e.g., O/O, W20/W20)</text:p>
        </text:list-item>
        <text:list-item>
          <text:p text:style-name="P25">allele_weights</text:p>
        </text:list-item>
        <text:list-item>
          <text:p text:style-name="P25">marking_bias (face + legs)</text:p>
        </text:list-item>
        <text:list-item>
          <text:p text:style-name="P25">boolean_modifiers_prevalence</text:p>
        </text:list-item>
        <text:list-item>
          <text:p text:style-name="P25">shade_bias</text:p>
        </text:list-item>
      </text:list>
      <text:p text:style-name="Text_20_body"><text:span text:style-name="Strong_20_Emphasis">Verified Profiles:</text:span></text:p>
      <text:list xml:id="list3054087198" text:style-name="L26">
        <text:list-item>
          <text:p text:style-name="P26">Thoroughbred: gray + minimal white; no LP, dun, or champagne</text:p>
        </text:list-item>
        <text:list-item>
          <text:p text:style-name="P26">Arabian: expressive gray + white; no cream, LP, or champagne</text:p>
        </text:list-item>
        <text:list-item>
          <text:p text:style-name="P26">American Saddlebred: rare dun, silver, champagne confirmed</text:p>
        </text:list-item>
        <text:list-item>
          <text:p text:style-name="P26">National Show Horse: rare dun and roan; full champagne/cream/silver</text:p>
        </text:list-item>
        <text:list-item>
          <text:p text:style-name="P26">Pony of the Americas: fully expressive Appaloosa; LP + PATN1; snowflake, frost, varnish, roan, white patterns</text:p>
        </text:list-item>
      </text:list>
      <text:p text:style-name="Text_20_body"><text:soft-page-break/>Future breeds will follow same structured profile format and shade_bias logic. A diagnostics tool will be included for each breed during implementation.</text:p>
      <text:p text:style-name="Horizontal_20_Line"/>
      <text:h text:style-name="Heading_20_4" text:outline-level="4">C. Stable Staff &amp; Rider System</text:h>
      <text:p text:style-name="Text_20_body"><text:span text:style-name="Strong_20_Emphasis">Rider Structure:</text:span></text:p>
      <text:list xml:id="list4258509145" text:style-name="L27">
        <text:list-item>
          <text:p text:style-name="P27">Riders have unique IDs and stat maps (e.g., Western +10%, Trot compatibility strong, Nervous temperament support)</text:p>
        </text:list-item>
        <text:list-item>
          <text:p text:style-name="P27">Compatibility bonuses stack with training level, horse temperament, breed type, and legacy rank</text:p>
        </text:list-item>
        <text:list-item>
          <text:p text:style-name="P27">Riders gain familiarity per horse over time, improving performance</text:p>
        </text:list-item>
        <text:list-item>
          <text:p text:style-name="P27">Riders cost a weekly fee that scales with number of assigned horses and rider skill tier</text:p>
        </text:list-item>
        <text:list-item>
          <text:p text:style-name="P27">Riders are divided into tiers: Novice, Skilled, Expert, Master</text:p>
        </text:list-item>
        <text:list-item>
          <text:p text:style-name="P27">Tier determines salary, number of strengths, and max horses assigned</text:p>
        </text:list-item>
      </text:list>
      <text:p text:style-name="Text_20_body"><text:span text:style-name="Strong_20_Emphasis">Lifecycle:</text:span></text:p>
      <text:list xml:id="list238014636" text:style-name="L28">
        <text:list-item>
          <text:p text:style-name="P28">Available for 8–16 weeks</text:p>
        </text:list-item>
        <text:list-item>
          <text:p text:style-name="P28">1–2 week notice before retirement</text:p>
        </text:list-item>
        <text:list-item>
          <text:p text:style-name="P28">Retired riders can reappear in the rider pool (flagged as consultants with stat bonuses)</text:p>
        </text:list-item>
        <text:list-item>
          <text:p text:style-name="P28">New riders are generated based on a percentage of horses reaching 3 years of age across the player base</text:p>
        </text:list-item>
      </text:list>
      <text:p text:style-name="Text_20_body"><text:span text:style-name="Strong_20_Emphasis">Discovery System:</text:span></text:p>
      <text:list xml:id="list818473001" text:style-name="L29">
        <text:list-item>
          <text:p text:style-name="P29">Strengths and weaknesses are hidden at hire</text:p>
        </text:list-item>
        <text:list-item>
          <text:p text:style-name="P29">Reveal system:</text:p>
          <text:list>
            <text:list-item>
              <text:p text:style-name="P29">After 5 shows: 1 trait revealed</text:p>
            </text:list-item>
            <text:list-item>
              <text:p text:style-name="P29">After 10 shows: second trait</text:p>
            </text:list-item>
            <text:list-item>
              <text:p text:style-name="P29">After 15–20 shows: full reveal</text:p>
            </text:list-item>
          </text:list>
        </text:list-item>
        <text:list-item>
          <text:p text:style-name="P29">Players receive in-game notifications when a rider trait is uncovered</text:p>
        </text:list-item>
      </text:list>
      <text:p text:style-name="Text_20_body"><text:span text:style-name="Strong_20_Emphasis">Compatibility Matching:</text:span></text:p>
      <text:list xml:id="list4009634440" text:style-name="L30">
        <text:list-item>
          <text:p text:style-name="P30">Horses and riders each have temperament types</text:p>
        </text:list-item>
        <text:list-item>
          <text:p text:style-name="P30">Bonus multipliers applied for matching pairs</text:p>
        </text:list-item>
        <text:list-item>
          <text:p text:style-name="P30">Incompatible pairings reduce performance and increase risk of stress/fatigue</text:p>
        </text:list-item>
      </text:list>
      <text:p text:style-name="Text_20_body"><text:span text:style-name="Strong_20_Emphasis">UI &amp; UX Features:</text:span></text:p>
      <text:list xml:id="list1692653404" text:style-name="L31">
        <text:list-item>
          <text:p text:style-name="P31"><text:soft-page-break/>Filter riders by name, salary, skill level, availability, trait match, or compatibility score</text:p>
        </text:list-item>
        <text:list-item>
          <text:p text:style-name="P31">Rider card UI includes:</text:p>
          <text:list>
            <text:list-item>
              <text:p text:style-name="P31">Strengths/weaknesses summary</text:p>
            </text:list-item>
            <text:list-item>
              <text:p text:style-name="P31">Assigned horses list with confidence meter</text:p>
            </text:list-item>
            <text:list-item>
              <text:p text:style-name="P31">Time remaining before retirement</text:p>
            </text:list-item>
          </text:list>
        </text:list-item>
        <text:list-item>
          <text:p text:style-name="P31">Staff dashboard shows:</text:p>
          <text:list>
            <text:list-item>
              <text:p text:style-name="P31">Stable level hiring limit</text:p>
            </text:list-item>
            <text:list-item>
              <text:p text:style-name="P31">Available vs assigned rider slots</text:p>
            </text:list-item>
            <text:list-item>
              <text:p text:style-name="P31">Suggestions for replacing underperforming riders</text:p>
            </text:list-item>
          </text:list>
        </text:list-item>
        <text:list-item>
          <text:p text:style-name="P31">Trait reveal uses animated card flip + glow</text:p>
        </text:list-item>
      </text:list>
      <text:p text:style-name="Text_20_body"><text:span text:style-name="Strong_20_Emphasis">Planned Systems:</text:span></text:p>
      <text:list xml:id="list3641189724" text:style-name="L32">
        <text:list-item>
          <text:p text:style-name="P32">Legacy Rider Registry: Hall of Fame for top-performing riders</text:p>
        </text:list-item>
        <text:list-item>
          <text:p text:style-name="P32">Breeder tag synergy bonuses for riders frequently assigned to horses from the same breeder</text:p>
        </text:list-item>
        <text:list-item>
          <text:p text:style-name="P32">UI toggle for "Keep Assignment" to lock a rider to a horse until manually changed or retirement</text:p>
        </text:list-item>
        <text:list-item>
          <text:p text:style-name="P32">Riders may have unique tags (e.g., "Gaited Specialist", "Spooky Horse Whisperer") <text:span text:style-name="Strong_20_Emphasis">Rider Structure:</text:span></text:p>
        </text:list-item>
        <text:list-item>
          <text:p text:style-name="P32">Riders have unique IDs and stat maps (e.g., Western +10%, Trot compatibility strong, Nervous temperament support)</text:p>
        </text:list-item>
        <text:list-item>
          <text:p text:style-name="P32">Compatibility bonuses stack with training level and breed traits</text:p>
        </text:list-item>
        <text:list-item>
          <text:p text:style-name="P32">Riders gain familiarity per horse over time</text:p>
        </text:list-item>
        <text:list-item>
          <text:p text:style-name="P32">Riders cost a weekly fee that scales with number of assigned horses</text:p>
        </text:list-item>
      </text:list>
      <text:p text:style-name="Text_20_body"><text:span text:style-name="Strong_20_Emphasis">Lifecycle:</text:span></text:p>
      <text:list xml:id="list1666808537" text:style-name="L33">
        <text:list-item>
          <text:p text:style-name="P33">Available for 8–16 weeks</text:p>
        </text:list-item>
        <text:list-item>
          <text:p text:style-name="P33">1–2 week notice before retirement</text:p>
        </text:list-item>
        <text:list-item>
          <text:p text:style-name="P33">Retired riders can reappear in the rider pool (flagged as consultants with stat bonuses)</text:p>
        </text:list-item>
      </text:list>
      <text:p text:style-name="Text_20_body"><text:span text:style-name="Strong_20_Emphasis">Discovery System:</text:span></text:p>
      <text:list xml:id="list1671925412" text:style-name="L34">
        <text:list-item>
          <text:p text:style-name="P34">Strengths/weaknesses are hidden at hire</text:p>
        </text:list-item>
        <text:list-item>
          <text:p text:style-name="P34">First 3 traits revealed via competition milestones (e.g., 5, 10, 15 events)</text:p>
        </text:list-item>
        <text:list-item>
          <text:p text:style-name="P34">Full trait sheet revealed once all relevant types are exposed</text:p>
        </text:list-item>
      </text:list>
      <text:p text:style-name="Text_20_body"><text:span text:style-name="Strong_20_Emphasis">Staff UI:</text:span></text:p>
      <text:list xml:id="list1550313215" text:style-name="L35">
        <text:list-item>
          <text:p text:style-name="P35"><text:soft-page-break/>Filter riders by skill tier, compatibility, cost, tenure</text:p>
        </text:list-item>
        <text:list-item>
          <text:p text:style-name="P35">Rider card UI with animated trait reveal effects</text:p>
        </text:list-item>
        <text:list-item>
          <text:p text:style-name="P35">Staff dashboard shows hiring limits (based on stable level), auto-recommendations, notification prompts</text:p>
        </text:list-item>
      </text:list>
      <text:p text:style-name="Horizontal_20_Line"/>
      <text:h text:style-name="Heading_20_4" text:outline-level="4">D. Legacy Score &amp; Prestige System</text:h>
      <text:p text:style-name="Text_20_body"><text:span text:style-name="Strong_20_Emphasis">Legacy System:</text:span></text:p>
      <text:list xml:id="list1805154346" text:style-name="L36">
        <text:list-item>
          <text:p text:style-name="P36">Each horse builds a Legacy Score based on:</text:p>
          <text:list>
            <text:list-item>
              <text:p text:style-name="P36">Number of shows entered + placement tier</text:p>
            </text:list-item>
            <text:list-item>
              <text:p text:style-name="P36">Training session results</text:p>
            </text:list-item>
            <text:list-item>
              <text:p text:style-name="P36">Rider bond synergy</text:p>
            </text:list-item>
            <text:list-item>
              <text:p text:style-name="P36">Breed multiplier (rarity + conformation bonus)</text:p>
            </text:list-item>
          </text:list>
        </text:list-item>
        <text:list-item>
          <text:p text:style-name="P36">Retired horses archived in Hall of Fame</text:p>
        </text:list-item>
        <text:list-item>
          <text:p text:style-name="P36">Horses with Hall of Fame scores influence their foals’ starting ratings (genetic prestige bonus)</text:p>
        </text:list-item>
      </text:list>
      <text:p text:style-name="Text_20_body"><text:span text:style-name="Strong_20_Emphasis">Breed Prestige System:</text:span></text:p>
      <text:list xml:id="list2746760468" text:style-name="L37">
        <text:list-item>
          <text:p text:style-name="P37">Public tracker ranking breeds by average performance of all horses</text:p>
        </text:list-item>
        <text:list-item>
          <text:p text:style-name="P37">Tiers: Legendary, Elite, Proven, Amateur</text:p>
        </text:list-item>
        <text:list-item>
          <text:p text:style-name="P37">Affect stable bonuses, in-game prestige titles, and unlockable stable upgrades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9T19:07:27.824000000</meta:creation-date>
    <dc:date>2025-05-19T19:46:53.562000000</dc:date>
    <meta:editing-duration>PT11M7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118" meta:word-count="1008" meta:character-count="6439" meta:non-whitespace-character-count="5648"/>
  </office:meta>
</office:document-meta>
</file>